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170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p5k_osc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Distributor</text:p>
          </table:table-cell>
        </table:table-row>
        <table:table-row table:style-name="ro1">
          <table:table-cell office:value-type="string" calcext:value-type="string">
            <text:p>C102 C103 C215 C216 C218 C22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C101 C104 C105 C108 C109 C110 C112 C113 C114 C210 C211 C212 C220 C22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C106 C107 C111 C208 C22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C201 C202 C203 C20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C213 C214 C217 C21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C222 C223 C224 C22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pf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C205 C206 C207 C209 C227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D101 D10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D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D1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MB-KTF0-0A306‎</text:p>
          </table:table-cell>
          <table:table-cell office:value-type="string" calcext:value-type="string">
            <text:p>footprints:ASMB-KTF0-0A306‎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D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D205 D20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SMA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FB201 FB202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J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footprints:USB_Micro-B_10103594-0001LF_actual_outline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J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 Jumper</text:p>
          </table:table-cell>
          <table:table-cell office:value-type="string" calcext:value-type="string">
            <text:p>Jumper:SolderJumper-2_P1.3mm_Bridged_RoundedPad1.0x1.5mm</text:p>
          </table:table-cell>
          <table:table-cell office:value-type="string" calcext:value-type="string">
            <text:p>`---</text:p>
          </table:table-cell>
        </table:table-row>
        <table:table-row table:style-name="ro1">
          <table:table-cell office:value-type="string" calcext:value-type="string">
            <text:p>J1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Pin_Headers:Pin_Header_Straight_1x07_Pitch2.54mm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J1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J2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footprints:5103308-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J201 J202 J203 J205 J206 J207 J208 J209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Thonk / stock</text:p>
          </table:table-cell>
        </table:table-row>
        <table:table-row table:style-name="ro1">
          <table:table-cell office:value-type="string" calcext:value-type="string">
            <text:p>Q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R1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104 R105 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107 R109 R201 R203 R205 R207 R208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101 R106 R108 R217 R218 R22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1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111 R112 R215 R233 R234 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202 R204 R206 R20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2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M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R211 R212 R21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.2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2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R2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R2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221 R222 R223 R22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225 R226 R227 R22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229 R230 R231 R23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1.5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V201 RV202 RV203 RV204 RV205 RV20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ootprints:Potentiometer_TT_P0915N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V20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footprints:23BR500LFTR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SW101 SW10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SMD:SW_SPST_KMR2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SW103 SW104 SW10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footprints:SPDT_Submini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U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32JVSS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U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P4202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U1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824x-OT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U1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802x-xx02xOT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U1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5lp4k_sg48</text:p>
          </table:table-cell>
          <table:table-cell office:value-type="string" calcext:value-type="string">
            <text:p>footprints:QFN-48-1EP_7x7mm_Pitch0.5mm_DIY_PADS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U10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Oscillators:Oscillator_SMD_SeikoEpson_SG210-4pin_2.5x2.0mm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U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Housings_SSOP:TSSOP-14_4.4x5mm_Pitch0.65mm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U2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124S051</text:p>
          </table:table-cell>
          <table:table-cell office:value-type="string" calcext:value-type="string">
            <text:p>Housings_SSOP:MSOP-10_3x3mm_Pitch0.5mm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U2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PW</text:p>
          </table:table-cell>
          <table:table-cell office:value-type="string" calcext:value-type="string">
            <text:p>Housings_SSOP:TSSOP-8_4.4x3mm_Pitch0.65mm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U2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4040DBZ-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U2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85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U2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78E5.0-0.5</text:p>
          </table:table-cell>
          <table:table-cell office:value-type="string" calcext:value-type="string">
            <text:p>Converter_DCDC:Converter_DCDC_RECOM_R-78E-0.5_THT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light pi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 pip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gi-K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5:22:31.615238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2T16:46:45.380258174</dc:date>
    <meta:editing-duration>PT39M23S</meta:editing-duration>
    <meta:editing-cycles>5</meta:editing-cycles>
    <meta:generator>LibreOffice/6.4.7.2$Linux_X86_64 LibreOffice_project/40$Build-2</meta:generator>
    <meta:document-statistic meta:table-count="1" meta:cell-count="270" meta:object-count="0"/>
  </office:meta>
</office:document-meta>
</file>